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Ask me not to speak. <text:s/>The source whence words/ flow, sorrow has dried up. <text:s/>Only fountains of tears/ can now stream forth.....Forgive me, O sweet daugh-/-ter of my friend, and dear friend of my daughters, if/ I do not pay to your memory the tribute which it/ very richly deserves. <text:s/>The thought that you also, so fi-/-lialy dutiful so loving to your sisters, so devoted as/ a wife so gentle and so kind, should quickly be cut off in the spring of life, <text:span text:style-name="T1">be cut off</text:span><text:span text:style-name="T2"> after having/ offered the first fruit of your chaste affection, </text:span><text:span text:style-name="T1">is brought</text:span><text:span text:style-name="T2"> causes the/ anguish that seals my lips....Oh God! stunned/ we are by this blow, our minds stagger</text:span><text:span text:style-name="T1">s</text:span><text:span text:style-name="T2"> we </text:span><text:span text:style-name="T1">are</text:span><text:span text:style-name="T2"> stand perplexed,/ our souls sink</text:span><text:span text:style-name="T1">s</text:span><text:span text:style-name="T2"> within us. <text:s/>Merciful King! <text:s/>Thou/ canst not have ordained this overwhelming trouble </text:span><text:span text:style-name="T1">for</text:span><text:span text:style-name="T2"> to befall/ a family whose bereavements were already numerous/ and startling. <text:s/>Inadequate knowledge of the laws/ thou hast established in nature; </text:span><text:span text:style-name="T1">shortsightedness human insufficiency</text:span><text:span text:style-name="T2"> mortal short sightedness must have wrought/ this misery and we suffer the effects of </text:span><text:span text:style-name="T1">human parental</text:span><text:span text:style-name="T2"> human/ </text:span><text:span text:style-name="T1">insufficiency shortsightedness</text:span><text:span text:style-name="T2"> insufficiency. <text:s/>Has not Thy Psalmist assured us/ that to give life is Thy pleasure.; that he who in/ the evening lies down weeping, </text:span><text:span text:style-name="T1">thou causest to</text:span><text:span text:style-name="T2"> will, by Holy favor, rise in/</text:span></text:p>
      <text:p text:style-name="P6"/>
      <text:p text:style-name="P6">[Page 2]</text:p>
      <text:p text:style-name="P3"><text:span text:style-name="T2">the morning with song? <text:s/>Have we not been/ taught that loving-kindness is the brightest gem/ in Thy royal crown?...Aye: deeply distressed writhing in pain, agonised/ at every pore, we will not cast impious doubts/ upon Thy righteous government. <text:s/>But we believe/ that Thou alone, </text:span><text:span text:style-name="T1">canst</text:span><text:span text:style-name="T2"> in the economy of Thy world,/ canst turn our evils into channels of good. <text:s/>We shall/ find </text:span><text:span text:style-name="T1">it</text:span><text:span text:style-name="T2"> this where our </text:span><text:soft-page-break/><text:span text:style-name="T2">finite understanding could not/ conceive it </text:span><text:span text:style-name="T1">im</text:span><text:span text:style-name="T2">possible.....For the sake of/ an disconsolate father I prostrate myself before Thy all-per-/-vading Spirit, O Lord! <text:s/>Be his support now that/ he pines in silent mourning, and let him discover/ hereafter Thy shield encircling his existence, and/ Thy angels embracing him into blissfulness. <text:s/>The/ joys still abiding in his home will heighten them, in/ value before his vision, and the memories of the past will have lost/ their pangs, to </text:span><text:span text:style-name="T1">give</text:span><text:span text:style-name="T2"> afford a foretaste of heaven while/ upon earth. <text:s/>To Thee, O Lord! is revealed/ the charge so precious but so heavy which Death/ has </text:span><text:span text:style-name="T1">committed to</text:span><text:span text:style-name="T2"> imposed on Louise and Carry; grant that/ by Thy Divine help they may fulfil[sic!] it nobly,/ with the self satisfaction which their hearts crave for, and to the moral advantage/</text:span></text:p>
      <text:p text:style-name="P6"/>
      <text:p text:style-name="P6">[Page 3]</text:p>
      <text:p text:style-name="P3"><text:span text:style-name="T2">of Israel and </text:span><text:span text:style-name="T1">of</text:span><text:span text:style-name="T2"> the </text:span><text:span text:style-name="T1">whole</text:span><text:span text:style-name="T2"> community at large. <text:s/>The/ husband bereft, alas! so prematurely of his </text:span><text:span text:style-name="T1">gentle</text:span><text:span text:style-name="T2"> sweet/ </text:span><text:span text:style-name="T1">hearted</text:span><text:span text:style-name="T2"> natured companion, implores Thy grace. <text:s/>Uphold/ him that his loss may not impair his manhood,/ that he may not part with the force of character/ which he will greatly </text:span><text:span text:style-name="T1">will</text:span><text:span text:style-name="T2"> need to bear with a privation/ so irreparable to the child of his fond Emma. <text:s/>Console/ us all in our afflictions; make us feel that the ills/ of life are crucibles of purification that by them we/ may become more humane, more forgiving to offenders more charitable to one another, more </text:span><text:span text:style-name="T1">spiri-</text:span><text:span text:style-name="T2"> ennobled/</text:span><text:span text:style-name="T1">-tual</text:span><text:span text:style-name="T2"> and thus spiritualized draw nearer to Thee, O God!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3:44:25.74</meta:creation-date>
    <dc:date>2012-11-15T11:57:21.75</dc:date>
    <meta:editing-duration>PT1M3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7" meta:word-count="688" meta:character-count="4404"/>
  </office:meta>
</office:document-meta>
</file>